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28E639249984231436.jpg" manifest:media-type="image/jpeg"/>
  <manifest:file-entry manifest:full-path="Pictures/10000000000007EC00000352F4B57B1C9339ADB8.jpg" manifest:media-type="image/jpeg"/>
  <manifest:file-entry manifest:full-path="Pictures/100002010000045A000004952663FA97D430F645.png" manifest:media-type="image/png"/>
  <manifest:file-entry manifest:full-path="Pictures/100002000000058500000326B78E3068A56BEE7D.png" manifest:media-type="image/png"/>
  <manifest:file-entry manifest:full-path="Pictures/100002000000039C0000025418D9263C1E4E668C.png" manifest:media-type="image/png"/>
  <manifest:file-entry manifest:full-path="Pictures/10000201000003DC0000021D51B97E59FF8D1659.png" manifest:media-type="image/png"/>
  <manifest:file-entry manifest:full-path="Pictures/10000201000005F600000359F937147AEA5EEDAA.png" manifest:media-type="image/png"/>
  <manifest:file-entry manifest:full-path="Pictures/10000201000007D0000003E8E3148FA7ED7844C1.png" manifest:media-type="image/png"/>
  <manifest:file-entry manifest:full-path="Pictures/100002010000041A000003BD10AE65E6D2FD6716.png" manifest:media-type="image/png"/>
  <manifest:file-entry manifest:full-path="Pictures/100002010000031D000002103E07BFA94C2153BF.png" manifest:media-type="image/png"/>
  <manifest:file-entry manifest:full-path="Pictures/10000201000002F000000226BA03A529B0D5950B.png" manifest:media-type="image/png"/>
  <manifest:file-entry manifest:full-path="Pictures/10000000000008A90000055579E8C14ADF1E7C12.jpg" manifest:media-type="image/jpeg"/>
  <manifest:file-entry manifest:full-path="Pictures/10000201000007BA000007064A37A5EC3B34A7D2.png" manifest:media-type="image/png"/>
  <manifest:file-entry manifest:full-path="Pictures/100000000000040000000240C1B9AC447CD1770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365cm" svg:height="19.099cm" svg:x="0.011cm" svg:y="-1.5cm">
          <draw:image xlink:href="Pictures/10000000000004B000000328E63924998423143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14.653cm" svg:height="15.43cm" svg:x="6.674cm" svg:y="1.035cm">
          <draw:image xlink:href="Pictures/100002010000045A000004952663FA97D430F6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41.983cm" svg:height="17.594cm" svg:x="-0.9cm" svg:y="-0.039cm">
          <draw:image xlink:href="Pictures/10000000000007EC00000352F4B57B1C9339ADB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31.962cm" svg:height="17.5cm" svg:x="-3.963cm" svg:y="0cm">
          <draw:image xlink:href="Pictures/10000201000003DC0000021D51B97E59FF8D16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7.999cm" svg:height="15.723cm" svg:x="0.001cm" svg:y="0.889cm">
          <draw:image xlink:href="Pictures/10000201000005F600000359F937147AEA5EED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17.554cm" svg:height="16cm" svg:x="5.223cm" svg:y="0.75cm">
          <draw:image xlink:href="Pictures/100002010000041A000003BD10AE65E6D2FD6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4.905cm" svg:height="16.499cm" svg:x="1.548cm" svg:y="0.501cm">
          <draw:image xlink:href="Pictures/100002010000031D000002103E07BFA94C2153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19.896cm" svg:height="14.551cm" svg:x="4.052cm" svg:y="1.475cm">
          <draw:image xlink:href="Pictures/10000201000002F000000226BA03A529B0D595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8.499cm" svg:height="17.546cm" svg:x="-0.249cm" svg:y="-0.023cm">
          <draw:image xlink:href="Pictures/10000000000008A90000055579E8C14ADF1E7C1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17.601cm" svg:height="16cm" svg:x="5.2cm" svg:y="0.75cm">
          <draw:image xlink:href="Pictures/10000201000007BA000007064A37A5EC3B34A7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7.999cm" svg:height="15.749cm" svg:x="0.001cm" svg:y="0.876cm">
          <draw:image xlink:href="Pictures/100000000000040000000240C1B9AC447CD1770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7.999cm" svg:height="13.999cm" svg:x="0.001cm" svg:y="1.751cm">
          <draw:image xlink:href="Pictures/10000201000007D0000003E8E3148FA7ED7844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1" draw:layer="layout" svg:width="21.105cm" svg:height="13.613cm" svg:x="3.448cm" svg:y="1.944cm">
          <draw:image xlink:href="Pictures/100002000000039C0000025418D9263C1E4E66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" draw:text-style-name="P1" draw:layer="layout" svg:width="27.999cm" svg:height="15.97cm" svg:x="0.001cm" svg:y="0.765cm">
          <draw:image xlink:href="Pictures/100002000000058500000326B78E3068A56BE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12:51:04.038000000</meta:creation-date>
    <dc:date>2022-06-22T22:08:35.753953171</dc:date>
    <meta:editing-duration>PT5H21M4S</meta:editing-duration>
    <meta:editing-cycles>17</meta:editing-cycles>
    <meta:generator>LibreOffice/7.0.4.2$Linux_X86_64 LibreOffice_project/00$Build-2</meta:generator>
    <meta:document-statistic meta:object-count="75"/>
  </office:meta>
</office:document-meta>
</file>